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VVC17_18">
            <text:p>VVC17_18</text:p>
          </table:table-cell>
          <table:table-cell office:value-type="float" office:value="53.674">
            <text:p>53.674</text:p>
          </table:table-cell>
          <table:table-cell office:value-type="float" office:value="7.134">
            <text:p>7.134</text:p>
          </table:table-cell>
          <table:table-cell office:value-type="float" office:value="6012.0">
            <text:p>6012.0</text:p>
          </table:table-cell>
          <table:table-cell office:value-type="float" office:value="48.0">
            <text:p>48.0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17">
            <text:p>-7.17</text:p>
          </table:table-cell>
          <table:table-cell office:value-type="float" office:value="0.66">
            <text:p>0.66</text:p>
          </table:table-cell>
          <table:table-cell office:value-type="float" office:value="0.65">
            <text:p>0.65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VC13">
            <text:p>VC13</text:p>
          </table:table-cell>
          <table:table-cell office:value-type="float" office:value="53.687">
            <text:p>53.687</text:p>
          </table:table-cell>
          <table:table-cell office:value-type="float" office:value="7.178">
            <text:p>7.178</text:p>
          </table:table-cell>
          <table:table-cell office:value-type="float" office:value="4100.0">
            <text:p>4100.0</text:p>
          </table:table-cell>
          <table:table-cell office:value-type="float" office:value="35.0">
            <text:p>35.0</text:p>
          </table:table-cell>
          <table:table-cell office:value-type="string" office:value="Cladium mariscus">
            <text:p>Cladium marisc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57">
            <text:p>-4.57</text:p>
          </table:table-cell>
          <table:table-cell office:value-type="float" office:value="0.26">
            <text:p>0.26</text:p>
          </table:table-cell>
          <table:table-cell office:value-type="float" office:value="0.25">
            <text:p>0.25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561">
            <text:p>Hv-22561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570.0">
            <text:p>570.0</text:p>
          </table:table-cell>
          <table:table-cell office:value-type="float" office:value="155.0">
            <text:p>155.0</text:p>
          </table:table-cell>
          <table:table-cell office:value-type="string" office:value="polder surface">
            <text:p>polder surfac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6">
            <text:p>-0.2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">
            <text:p>VinkEtal2007,Behre2003,Behre2007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559">
            <text:p>Hv-22559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615.0">
            <text:p>615.0</text:p>
          </table:table-cell>
          <table:table-cell office:value-type="float" office:value="75.0">
            <text:p>75.0</text:p>
          </table:table-cell>
          <table:table-cell office:value-type="string" office:value="polder surface">
            <text:p>polder surfac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1">
            <text:p>-0.2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">
            <text:p>VinkEtal2007,Behre2003,Behre2007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VC03">
            <text:p>VC03</text:p>
          </table:table-cell>
          <table:table-cell office:value-type="float" office:value="53.688">
            <text:p>53.688</text:p>
          </table:table-cell>
          <table:table-cell office:value-type="float" office:value="7.174">
            <text:p>7.174</text:p>
          </table:table-cell>
          <table:table-cell office:value-type="float" office:value="4235.0">
            <text:p>4235.0</text:p>
          </table:table-cell>
          <table:table-cell office:value-type="float" office:value="35.0">
            <text:p>35.0</text:p>
          </table:table-cell>
          <table:table-cell office:value-type="string" office:value="charred stem remains (Poaceae)">
            <text:p>charred stem remains (Poaceae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08">
            <text:p>-4.08</text:p>
          </table:table-cell>
          <table:table-cell office:value-type="float" office:value="0.26">
            <text:p>0.26</text:p>
          </table:table-cell>
          <table:table-cell office:value-type="float" office:value="0.25">
            <text:p>0.25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941">
            <text:p>Hv-22941</text:p>
          </table:table-cell>
          <table:table-cell office:value-type="float" office:value="53.6">
            <text:p>53.6</text:p>
          </table:table-cell>
          <table:table-cell office:value-type="float" office:value="6.68">
            <text:p>6.68</text:p>
          </table:table-cell>
          <table:table-cell office:value-type="float" office:value="660.0">
            <text:p>660.0</text:p>
          </table:table-cell>
          <table:table-cell office:value-type="float" office:value="60.0">
            <text:p>60.0</text:p>
          </table:table-cell>
          <table:table-cell office:value-type="string" office:value="bones of Gavia stellata in tidal flat">
            <text:p>bones of Gavia stellata in tidal fl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83">
            <text:p>-0.8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FreundStreif2000">
            <text:p>VinkEtal2007,Behre2003,Behre2007,FreundStreif200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942">
            <text:p>Hv-22942</text:p>
          </table:table-cell>
          <table:table-cell office:value-type="float" office:value="53.6">
            <text:p>53.6</text:p>
          </table:table-cell>
          <table:table-cell office:value-type="float" office:value="6.68">
            <text:p>6.68</text:p>
          </table:table-cell>
          <table:table-cell office:value-type="float" office:value="2090.0">
            <text:p>2090.0</text:p>
          </table:table-cell>
          <table:table-cell office:value-type="float" office:value="115.0">
            <text:p>115.0</text:p>
          </table:table-cell>
          <table:table-cell office:value-type="string" office:value="Hydrobia ulvae">
            <text:p>Hydrobia ulva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1">
            <text:p>-1.2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FreundStreif2000">
            <text:p>VinkEtal2007,Behre2003,Behre2007,FreundStreif200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943">
            <text:p>Hv-22943</text:p>
          </table:table-cell>
          <table:table-cell office:value-type="float" office:value="53.62">
            <text:p>53.62</text:p>
          </table:table-cell>
          <table:table-cell office:value-type="float" office:value="6.8">
            <text:p>6.8</text:p>
          </table:table-cell>
          <table:table-cell office:value-type="float" office:value="2120.0">
            <text:p>2120.0</text:p>
          </table:table-cell>
          <table:table-cell office:value-type="float" office:value="115.0">
            <text:p>115.0</text:p>
          </table:table-cell>
          <table:table-cell office:value-type="string" office:value="Cerastoderme edule">
            <text:p>Cerastoderme edul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">
            <text:p>-1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FreundStreif2000">
            <text:p>VinkEtal2007,Behre2003,Behre2007,FreundStreif200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4755">
            <text:p>Hv-4755</text:p>
          </table:table-cell>
          <table:table-cell office:value-type="float" office:value="53.41">
            <text:p>53.41</text:p>
          </table:table-cell>
          <table:table-cell office:value-type="float" office:value="7.16">
            <text:p>7.16</text:p>
          </table:table-cell>
          <table:table-cell office:value-type="float" office:value="6320.0">
            <text:p>6320.0</text:p>
          </table:table-cell>
          <table:table-cell office:value-type="float" office:value="195.0">
            <text:p>195.0</text:p>
          </table:table-cell>
          <table:table-cell office:value-type="string" office:value="wood on clastic Holocene">
            <text:p>wood on clastic Holoce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.42">
            <text:p>-11.4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arckhausen1984">
            <text:p>VinkEtal2007,Behre2003,Behre2007,Barckhausen1984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6306">
            <text:p>Hv-6306</text:p>
          </table:table-cell>
          <table:table-cell office:value-type="float" office:value="53.42">
            <text:p>53.42</text:p>
          </table:table-cell>
          <table:table-cell office:value-type="float" office:value="7.19">
            <text:p>7.19</text:p>
          </table:table-cell>
          <table:table-cell office:value-type="float" office:value="6345.0">
            <text:p>6345.0</text:p>
          </table:table-cell>
          <table:table-cell office:value-type="float" office:value="120.0">
            <text:p>120.0</text:p>
          </table:table-cell>
          <table:table-cell office:value-type="string" office:value="wood on clastic Holocene">
            <text:p>wood on clastic Holoce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.9">
            <text:p>-13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arckhausen1984">
            <text:p>VinkEtal2007,Behre2003,Behre2007,Barckhausen1984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554">
            <text:p>Hv-22554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555.0">
            <text:p>555.0</text:p>
          </table:table-cell>
          <table:table-cell office:value-type="float" office:value="70.0">
            <text:p>70.0</text:p>
          </table:table-cell>
          <table:table-cell office:value-type="string" office:value="polder surface">
            <text:p>polder surfac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1">
            <text:p>-0.2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">
            <text:p>VinkEtal2007,Behre2003,Behre2007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051">
            <text:p>Hv-2051</text:p>
          </table:table-cell>
          <table:table-cell office:value-type="float" office:value="53.31">
            <text:p>53.31</text:p>
          </table:table-cell>
          <table:table-cell office:value-type="float" office:value="7.35">
            <text:p>7.35</text:p>
          </table:table-cell>
          <table:table-cell office:value-type="float" office:value="2330.0">
            <text:p>2330.0</text:p>
          </table:table-cell>
          <table:table-cell office:value-type="float" office:value="50.0">
            <text:p>50.0</text:p>
          </table:table-cell>
          <table:table-cell office:value-type="string" office:value="Birch stubs on bank">
            <text:p>Birch stubs on ban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7">
            <text:p>-2.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ehre1970">
            <text:p>VinkEtal2007,Behre2003,Behre2007,Behre197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6321">
            <text:p>Hv-6321</text:p>
          </table:table-cell>
          <table:table-cell office:value-type="float" office:value="53.39">
            <text:p>53.39</text:p>
          </table:table-cell>
          <table:table-cell office:value-type="float" office:value="7.04">
            <text:p>7.04</text:p>
          </table:table-cell>
          <table:table-cell office:value-type="float" office:value="6385.0">
            <text:p>6385.0</text:p>
          </table:table-cell>
          <table:table-cell office:value-type="float" office:value="75.0">
            <text:p>75.0</text:p>
          </table:table-cell>
          <table:table-cell office:value-type="string" office:value="wood on clastic Holocene">
            <text:p>wood on clastic Holoce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.16">
            <text:p>-12.1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arckhausen1984">
            <text:p>VinkEtal2007,Behre2003,Behre2007,Barckhausen1984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563">
            <text:p>Hv-22563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515.0">
            <text:p>515.0</text:p>
          </table:table-cell>
          <table:table-cell office:value-type="float" office:value="90.0">
            <text:p>90.0</text:p>
          </table:table-cell>
          <table:table-cell office:value-type="string" office:value="polder">
            <text:p>pold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41">
            <text:p>-0.4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">
            <text:p>VinkEtal2007,Behre2003,Behre2007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VC13_14">
            <text:p>VC13_14</text:p>
          </table:table-cell>
          <table:table-cell office:value-type="float" office:value="53.687">
            <text:p>53.687</text:p>
          </table:table-cell>
          <table:table-cell office:value-type="float" office:value="7.178">
            <text:p>7.178</text:p>
          </table:table-cell>
          <table:table-cell office:value-type="float" office:value="4150.5">
            <text:p>4150.5</text:p>
          </table:table-cell>
          <table:table-cell office:value-type="float" office:value="62.25">
            <text:p>62.25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06">
            <text:p>-4.06</text:p>
          </table:table-cell>
          <table:table-cell office:value-type="float" office:value="0.38">
            <text:p>0.38</text:p>
          </table:table-cell>
          <table:table-cell office:value-type="float" office:value="0.38">
            <text:p>0.38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576">
            <text:p>Hv-22576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410.0">
            <text:p>410.0</text:p>
          </table:table-cell>
          <table:table-cell office:value-type="float" office:value="115.0">
            <text:p>115.0</text:p>
          </table:table-cell>
          <table:table-cell office:value-type="string" office:value="polder">
            <text:p>pold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66">
            <text:p>-0.6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">
            <text:p>VinkEtal2007,Behre2003,Behre2007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568">
            <text:p>Hv-22568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670.0">
            <text:p>670.0</text:p>
          </table:table-cell>
          <table:table-cell office:value-type="float" office:value="140.0">
            <text:p>140.0</text:p>
          </table:table-cell>
          <table:table-cell office:value-type="string" office:value="polder">
            <text:p>pold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">
            <text:p>-1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">
            <text:p>VinkEtal2007,Behre2003,Behre2007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569">
            <text:p>Hv-22569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630.0">
            <text:p>630.0</text:p>
          </table:table-cell>
          <table:table-cell office:value-type="float" office:value="100.0">
            <text:p>100.0</text:p>
          </table:table-cell>
          <table:table-cell office:value-type="string" office:value="brackish water reed">
            <text:p>brackish water ree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FreundStreif2000">
            <text:p>VinkEtal2007,Behre2003,Behre2007,FreundStreif200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08">
            <text:p>Vink-08</text:p>
          </table:table-cell>
          <table:table-cell office:value-type="float" office:value="53.25">
            <text:p>53.25</text:p>
          </table:table-cell>
          <table:table-cell office:value-type="float" office:value="7.4">
            <text:p>7.4</text:p>
          </table:table-cell>
          <table:table-cell office:value-type="float" office:value="2050.0">
            <text:p>2050.0</text:p>
          </table:table-cell>
          <table:table-cell office:value-type="float" office:value="30.0">
            <text:p>30.0</text:p>
          </table:table-cell>
          <table:table-cell office:value-type="string" office:value="Base of settlement layer 3 on D I b sediments">
            <text:p>Base of settlement layer 3 on D I b sediment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5">
            <text:p>-2.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575">
            <text:p>Hv-22575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920.0">
            <text:p>920.0</text:p>
          </table:table-cell>
          <table:table-cell office:value-type="float" office:value="95.0">
            <text:p>95.0</text:p>
          </table:table-cell>
          <table:table-cell office:value-type="string" office:value="polder">
            <text:p>pold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1">
            <text:p>-2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">
            <text:p>VinkEtal2007,Behre2003,Behre2007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07">
            <text:p>Vink-07</text:p>
          </table:table-cell>
          <table:table-cell office:value-type="float" office:value="53.68">
            <text:p>53.68</text:p>
          </table:table-cell>
          <table:table-cell office:value-type="float" office:value="7.31">
            <text:p>7.31</text:p>
          </table:table-cell>
          <table:table-cell office:value-type="float" office:value="1900.0">
            <text:p>1900.0</text:p>
          </table:table-cell>
          <table:table-cell office:value-type="float" office:value="50.0">
            <text:p>50.0</text:p>
          </table:table-cell>
          <table:table-cell office:value-type="string" office:value="Base settlement plain">
            <text:p>Base settlement plain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3">
            <text:p>-2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80">
            <text:p>VinkEtal2007,Behre2003,Behre2007,Haarnagel198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06">
            <text:p>Vink-06</text:p>
          </table:table-cell>
          <table:table-cell office:value-type="float" office:value="53.31">
            <text:p>53.31</text:p>
          </table:table-cell>
          <table:table-cell office:value-type="float" office:value="7.35">
            <text:p>7.35</text:p>
          </table:table-cell>
          <table:table-cell office:value-type="float" office:value="2300.0">
            <text:p>2300.0</text:p>
          </table:table-cell>
          <table:table-cell office:value-type="float" office:value="50.0">
            <text:p>50.0</text:p>
          </table:table-cell>
          <table:table-cell office:value-type="string" office:value="Base of settlement layer 5 (on bank)">
            <text:p>Base of settlement layer 5 (on bank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3">
            <text:p>-2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69">
            <text:p>VinkEtal2007,Behre2003,Behre2007,Haarnagel1969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06">
            <text:p>Vink-06</text:p>
          </table:table-cell>
          <table:table-cell office:value-type="float" office:value="53.25">
            <text:p>53.25</text:p>
          </table:table-cell>
          <table:table-cell office:value-type="float" office:value="7.4">
            <text:p>7.4</text:p>
          </table:table-cell>
          <table:table-cell office:value-type="float" office:value="2500.0">
            <text:p>2500.0</text:p>
          </table:table-cell>
          <table:table-cell office:value-type="float" office:value="50.0">
            <text:p>50.0</text:p>
          </table:table-cell>
          <table:table-cell office:value-type="string" office:value="lower settlement layer on shore bank">
            <text:p>lower settlement layer on shore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16">
            <text:p>-3.1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_14C">
            <text:p>archeology_14C</text:p>
          </table:table-cell>
          <table:table-cell office:value-type="string" office:value="Vink-05">
            <text:p>Vink-05</text:p>
          </table:table-cell>
          <table:table-cell office:value-type="float" office:value="53.31">
            <text:p>53.31</text:p>
          </table:table-cell>
          <table:table-cell office:value-type="float" office:value="7.35">
            <text:p>7.35</text:p>
          </table:table-cell>
          <table:table-cell office:value-type="float" office:value="2500.0">
            <text:p>2500.0</text:p>
          </table:table-cell>
          <table:table-cell office:value-type="float" office:value="50.0">
            <text:p>50.0</text:p>
          </table:table-cell>
          <table:table-cell office:value-type="string" office:value="lower settlement layer on shore bank">
            <text:p>lower settlement layer on shore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2">
            <text:p>-3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69">
            <text:p>VinkEtal2007,Behre2003,Behre2007,Haarnagel1969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VVC16_7">
            <text:p>VVC16_7</text:p>
          </table:table-cell>
          <table:table-cell office:value-type="float" office:value="53.683">
            <text:p>53.683</text:p>
          </table:table-cell>
          <table:table-cell office:value-type="float" office:value="7.13">
            <text:p>7.13</text:p>
          </table:table-cell>
          <table:table-cell office:value-type="float" office:value="5884.0">
            <text:p>5884.0</text:p>
          </table:table-cell>
          <table:table-cell office:value-type="float" office:value="70.0">
            <text:p>70.0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16">
            <text:p>-7.16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VVC17-2">
            <text:p>VVC17-2</text:p>
          </table:table-cell>
          <table:table-cell office:value-type="float" office:value="53.674">
            <text:p>53.674</text:p>
          </table:table-cell>
          <table:table-cell office:value-type="float" office:value="7.134">
            <text:p>7.134</text:p>
          </table:table-cell>
          <table:table-cell office:value-type="float" office:value="5100.0">
            <text:p>5100.0</text:p>
          </table:table-cell>
          <table:table-cell office:value-type="float" office:value="40.0">
            <text:p>40.0</text:p>
          </table:table-cell>
          <table:table-cell office:value-type="string" office:value="fine bulk">
            <text:p>fine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78">
            <text:p>-5.78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VVC17_16">
            <text:p>VVC17_16</text:p>
          </table:table-cell>
          <table:table-cell office:value-type="float" office:value="53.674">
            <text:p>53.674</text:p>
          </table:table-cell>
          <table:table-cell office:value-type="float" office:value="7.134">
            <text:p>7.134</text:p>
          </table:table-cell>
          <table:table-cell office:value-type="float" office:value="5969.0">
            <text:p>5969.0</text:p>
          </table:table-cell>
          <table:table-cell office:value-type="float" office:value="49.0">
            <text:p>49.0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84">
            <text:p>-6.84</text:p>
          </table:table-cell>
          <table:table-cell office:value-type="float" office:value="0.61">
            <text:p>0.61</text:p>
          </table:table-cell>
          <table:table-cell office:value-type="float" office:value="0.61">
            <text:p>0.61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572">
            <text:p>Hv-22572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440.0">
            <text:p>440.0</text:p>
          </table:table-cell>
          <table:table-cell office:value-type="float" office:value="90.0">
            <text:p>90.0</text:p>
          </table:table-cell>
          <table:table-cell office:value-type="string" office:value="polder">
            <text:p>pold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61">
            <text:p>-0.6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">
            <text:p>VinkEtal2007,Behre2003,Behre2007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04">
            <text:p>Vink-04</text:p>
          </table:table-cell>
          <table:table-cell office:value-type="float" office:value="53.27">
            <text:p>53.27</text:p>
          </table:table-cell>
          <table:table-cell office:value-type="float" office:value="7.39">
            <text:p>7.39</text:p>
          </table:table-cell>
          <table:table-cell office:value-type="float" office:value="2600.0">
            <text:p>2600.0</text:p>
          </table:table-cell>
          <table:table-cell office:value-type="float" office:value="50.0">
            <text:p>50.0</text:p>
          </table:table-cell>
          <table:table-cell office:value-type="string" office:value="lower settlement layer on shore bank">
            <text:p>lower settlement layer on shore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86">
            <text:p>-2.8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57">
            <text:p>VinkEtal2007,Behre2003,Behre2007,Haarnagel1957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570">
            <text:p>Hv-22570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650.0">
            <text:p>650.0</text:p>
          </table:table-cell>
          <table:table-cell office:value-type="float" office:value="135.0">
            <text:p>135.0</text:p>
          </table:table-cell>
          <table:table-cell office:value-type="string" office:value="polder">
            <text:p>pold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5">
            <text:p>-1.2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">
            <text:p>VinkEtal2007,Behre2003,Behre2007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VVC17_19">
            <text:p>VVC17_19</text:p>
          </table:table-cell>
          <table:table-cell office:value-type="float" office:value="53.674">
            <text:p>53.674</text:p>
          </table:table-cell>
          <table:table-cell office:value-type="float" office:value="7.134">
            <text:p>7.134</text:p>
          </table:table-cell>
          <table:table-cell office:value-type="float" office:value="6033.5">
            <text:p>6033.5</text:p>
          </table:table-cell>
          <table:table-cell office:value-type="float" office:value="48.25">
            <text:p>48.25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33">
            <text:p>-7.33</text:p>
          </table:table-cell>
          <table:table-cell office:value-type="float" office:value="0.66">
            <text:p>0.66</text:p>
          </table:table-cell>
          <table:table-cell office:value-type="float" office:value="0.66">
            <text:p>0.66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VVC16-2">
            <text:p>VVC16-2</text:p>
          </table:table-cell>
          <table:table-cell office:value-type="float" office:value="53.674">
            <text:p>53.674</text:p>
          </table:table-cell>
          <table:table-cell office:value-type="float" office:value="7.134">
            <text:p>7.134</text:p>
          </table:table-cell>
          <table:table-cell office:value-type="float" office:value="5350.0">
            <text:p>5350.0</text:p>
          </table:table-cell>
          <table:table-cell office:value-type="float" office:value="35.0">
            <text:p>35.0</text:p>
          </table:table-cell>
          <table:table-cell office:value-type="string" office:value="Cladium mariscus">
            <text:p>Cladium marisc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78">
            <text:p>-6.78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12">
            <text:p>Vink-12</text:p>
          </table:table-cell>
          <table:table-cell office:value-type="float" office:value="53.29">
            <text:p>53.29</text:p>
          </table:table-cell>
          <table:table-cell office:value-type="float" office:value="7.39">
            <text:p>7.39</text:p>
          </table:table-cell>
          <table:table-cell office:value-type="float" office:value="1900.0">
            <text:p>1900.0</text:p>
          </table:table-cell>
          <table:table-cell office:value-type="float" office:value="50.0">
            <text:p>50.0</text:p>
          </table:table-cell>
          <table:table-cell office:value-type="string" office:value="Base of settlement layer on bank">
            <text:p>Base of settlement layer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3">
            <text:p>-2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3_41">
            <text:p>N43_41</text:p>
          </table:table-cell>
          <table:table-cell office:value-type="float" office:value="53.684">
            <text:p>53.684</text:p>
          </table:table-cell>
          <table:table-cell office:value-type="float" office:value="7.157">
            <text:p>7.157</text:p>
          </table:table-cell>
          <table:table-cell office:value-type="float" office:value="4817.0">
            <text:p>4817.0</text:p>
          </table:table-cell>
          <table:table-cell office:value-type="float" office:value="106.5">
            <text:p>106.5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54">
            <text:p>-5.54</text:p>
          </table:table-cell>
          <table:table-cell office:value-type="float" office:value="0.33">
            <text:p>0.33</text:p>
          </table:table-cell>
          <table:table-cell office:value-type="float" office:value="0.32">
            <text:p>0.32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16">
            <text:p>Vink-16</text:p>
          </table:table-cell>
          <table:table-cell office:value-type="float" office:value="53.31">
            <text:p>53.31</text:p>
          </table:table-cell>
          <table:table-cell office:value-type="float" office:value="7.35">
            <text:p>7.35</text:p>
          </table:table-cell>
          <table:table-cell office:value-type="float" office:value="1950.0">
            <text:p>1950.0</text:p>
          </table:table-cell>
          <table:table-cell office:value-type="float" office:value="30.0">
            <text:p>30.0</text:p>
          </table:table-cell>
          <table:table-cell office:value-type="string" office:value="footbridge in tidal gully">
            <text:p>footbridge in tidal gully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2">
            <text:p>-2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80">
            <text:p>VinkEtal2007,Behre2003,Behre2007,Haarnagel198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GrN-4669">
            <text:p>GrN-4669</text:p>
          </table:table-cell>
          <table:table-cell office:value-type="float" office:value="53.31">
            <text:p>53.31</text:p>
          </table:table-cell>
          <table:table-cell office:value-type="float" office:value="7.35">
            <text:p>7.35</text:p>
          </table:table-cell>
          <table:table-cell office:value-type="float" office:value="2445.0">
            <text:p>2445.0</text:p>
          </table:table-cell>
          <table:table-cell office:value-type="float" office:value="35.0">
            <text:p>35.0</text:p>
          </table:table-cell>
          <table:table-cell office:value-type="string" office:value="House pillar of settlement 1 A">
            <text:p>House pillar of settlement 1 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2">
            <text:p>-3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69">
            <text:p>VinkEtal2007,Behre2003,Behre2007,Haarnagel1969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3">
            <text:p>N43</text:p>
          </table:table-cell>
          <table:table-cell office:value-type="float" office:value="53.684">
            <text:p>53.684</text:p>
          </table:table-cell>
          <table:table-cell office:value-type="float" office:value="7.157">
            <text:p>7.157</text:p>
          </table:table-cell>
          <table:table-cell office:value-type="float" office:value="4470.0">
            <text:p>4470.0</text:p>
          </table:table-cell>
          <table:table-cell office:value-type="float" office:value="35.0">
            <text:p>35.0</text:p>
          </table:table-cell>
          <table:table-cell office:value-type="string" office:value="Cladium mariscus">
            <text:p>Cladium marisc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48">
            <text:p>-5.48</text:p>
          </table:table-cell>
          <table:table-cell office:value-type="float" office:value="0.26">
            <text:p>0.26</text:p>
          </table:table-cell>
          <table:table-cell office:value-type="float" office:value="0.25">
            <text:p>0.25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3_29">
            <text:p>N43_29</text:p>
          </table:table-cell>
          <table:table-cell office:value-type="float" office:value="53.684">
            <text:p>53.684</text:p>
          </table:table-cell>
          <table:table-cell office:value-type="float" office:value="7.157">
            <text:p>7.157</text:p>
          </table:table-cell>
          <table:table-cell office:value-type="float" office:value="4060.5">
            <text:p>4060.5</text:p>
          </table:table-cell>
          <table:table-cell office:value-type="float" office:value="115.75">
            <text:p>115.75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78">
            <text:p>-3.78</text:p>
          </table:table-cell>
          <table:table-cell office:value-type="float" office:value="0.44">
            <text:p>0.44</text:p>
          </table:table-cell>
          <table:table-cell office:value-type="float" office:value="0.44">
            <text:p>0.44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44">
            <text:p>Vink-44</text:p>
          </table:table-cell>
          <table:table-cell office:value-type="float" office:value="53.33">
            <text:p>53.33</text:p>
          </table:table-cell>
          <table:table-cell office:value-type="float" office:value="7.3">
            <text:p>7.3</text:p>
          </table:table-cell>
          <table:table-cell office:value-type="float" office:value="1050.0">
            <text:p>1050.0</text:p>
          </table:table-cell>
          <table:table-cell office:value-type="float" office:value="50.0">
            <text:p>50.0</text:p>
          </table:table-cell>
          <table:table-cell office:value-type="string" office:value="Base of settlement layer on bank">
            <text:p>Base of settlement layer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">
            <text:p>-2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10453">
            <text:p>Hv-10453</text:p>
          </table:table-cell>
          <table:table-cell office:value-type="float" office:value="53.37">
            <text:p>53.37</text:p>
          </table:table-cell>
          <table:table-cell office:value-type="float" office:value="7.3">
            <text:p>7.3</text:p>
          </table:table-cell>
          <table:table-cell office:value-type="float" office:value="5155.0">
            <text:p>5155.0</text:p>
          </table:table-cell>
          <table:table-cell office:value-type="float" office:value="55.0">
            <text:p>55.0</text:p>
          </table:table-cell>
          <table:table-cell office:value-type="string" office:value="wood from beach bank on clastic Holocene">
            <text:p>wood from beach bank on clastic Holoce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44">
            <text:p>-7.4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arckhausen1984">
            <text:p>VinkEtal2007,Behre2003,Behre2007,Barckhausen1984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43">
            <text:p>Vink-43</text:p>
          </table:table-cell>
          <table:table-cell office:value-type="float" office:value="53.31">
            <text:p>53.31</text:p>
          </table:table-cell>
          <table:table-cell office:value-type="float" office:value="7.35">
            <text:p>7.35</text:p>
          </table:table-cell>
          <table:table-cell office:value-type="float" office:value="1025.0">
            <text:p>1025.0</text:p>
          </table:table-cell>
          <table:table-cell office:value-type="float" office:value="50.0">
            <text:p>50.0</text:p>
          </table:table-cell>
          <table:table-cell office:value-type="string" office:value="Base of settlement layer on bank">
            <text:p>Base of settlement layer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85">
            <text:p>-1.8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42">
            <text:p>Vink-42</text:p>
          </table:table-cell>
          <table:table-cell office:value-type="float" office:value="53.33">
            <text:p>53.33</text:p>
          </table:table-cell>
          <table:table-cell office:value-type="float" office:value="7.34">
            <text:p>7.34</text:p>
          </table:table-cell>
          <table:table-cell office:value-type="float" office:value="1100.0">
            <text:p>1100.0</text:p>
          </table:table-cell>
          <table:table-cell office:value-type="float" office:value="50.0">
            <text:p>50.0</text:p>
          </table:table-cell>
          <table:table-cell office:value-type="string" office:value="Base of settlement layer on bank">
            <text:p>Base of settlement layer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6">
            <text:p>-1.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3_34">
            <text:p>N43_34</text:p>
          </table:table-cell>
          <table:table-cell office:value-type="float" office:value="53.684">
            <text:p>53.684</text:p>
          </table:table-cell>
          <table:table-cell office:value-type="float" office:value="7.157">
            <text:p>7.157</text:p>
          </table:table-cell>
          <table:table-cell office:value-type="float" office:value="4370.0">
            <text:p>4370.0</text:p>
          </table:table-cell>
          <table:table-cell office:value-type="float" office:value="118.0">
            <text:p>118.0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5">
            <text:p>-4.5</text:p>
          </table:table-cell>
          <table:table-cell office:value-type="float" office:value="0.35">
            <text:p>0.35</text:p>
          </table:table-cell>
          <table:table-cell office:value-type="float" office:value="0.34">
            <text:p>0.34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39">
            <text:p>Vink-39</text:p>
          </table:table-cell>
          <table:table-cell office:value-type="float" office:value="53.45">
            <text:p>53.45</text:p>
          </table:table-cell>
          <table:table-cell office:value-type="float" office:value="7.07">
            <text:p>7.07</text:p>
          </table:table-cell>
          <table:table-cell office:value-type="float" office:value="1225.0">
            <text:p>1225.0</text:p>
          </table:table-cell>
          <table:table-cell office:value-type="float" office:value="25.0">
            <text:p>25.0</text:p>
          </table:table-cell>
          <table:table-cell office:value-type="string" office:value="Base of settlement layer II">
            <text:p>Base of settlement layer II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Reinhardt1965">
            <text:p>VinkEtal2007,Behre2003,Behre2007,Reinhardt1965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13130">
            <text:p>Hv-13130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1185.0">
            <text:p>1185.0</text:p>
          </table:table-cell>
          <table:table-cell office:value-type="float" office:value="125.0">
            <text:p>125.0</text:p>
          </table:table-cell>
          <table:table-cell office:value-type="string" office:value="polder surface">
            <text:p>polder surfac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2">
            <text:p>-1.2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6">
            <text:p>VinkEtal2007,Behre2003,Behre2007,Streif1986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4">
            <text:p>N44</text:p>
          </table:table-cell>
          <table:table-cell office:value-type="float" office:value="53.685">
            <text:p>53.685</text:p>
          </table:table-cell>
          <table:table-cell office:value-type="float" office:value="7.192">
            <text:p>7.192</text:p>
          </table:table-cell>
          <table:table-cell office:value-type="float" office:value="3580.0">
            <text:p>3580.0</text:p>
          </table:table-cell>
          <table:table-cell office:value-type="float" office:value="35.0">
            <text:p>35.0</text:p>
          </table:table-cell>
          <table:table-cell office:value-type="string" office:value="Schoenoplectus, Potentilla anserina">
            <text:p>Schoenoplectus, Potentilla anserin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21">
            <text:p>-3.21</text:p>
          </table:table-cell>
          <table:table-cell office:value-type="float" office:value="0.26">
            <text:p>0.26</text:p>
          </table:table-cell>
          <table:table-cell office:value-type="float" office:value="0.25">
            <text:p>0.25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3_43">
            <text:p>N43_43</text:p>
          </table:table-cell>
          <table:table-cell office:value-type="float" office:value="53.684">
            <text:p>53.684</text:p>
          </table:table-cell>
          <table:table-cell office:value-type="float" office:value="7.157">
            <text:p>7.157</text:p>
          </table:table-cell>
          <table:table-cell office:value-type="float" office:value="4883.5">
            <text:p>4883.5</text:p>
          </table:table-cell>
          <table:table-cell office:value-type="float" office:value="103.25">
            <text:p>103.25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74">
            <text:p>-5.74</text:p>
          </table:table-cell>
          <table:table-cell office:value-type="float" office:value="0.41">
            <text:p>0.41</text:p>
          </table:table-cell>
          <table:table-cell office:value-type="float" office:value="0.4">
            <text:p>0.4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3_42">
            <text:p>N43_42</text:p>
          </table:table-cell>
          <table:table-cell office:value-type="float" office:value="53.684">
            <text:p>53.684</text:p>
          </table:table-cell>
          <table:table-cell office:value-type="float" office:value="7.157">
            <text:p>7.157</text:p>
          </table:table-cell>
          <table:table-cell office:value-type="float" office:value="4852.0">
            <text:p>4852.0</text:p>
          </table:table-cell>
          <table:table-cell office:value-type="float" office:value="105.0">
            <text:p>105.0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64">
            <text:p>-5.64</text:p>
          </table:table-cell>
          <table:table-cell office:value-type="float" office:value="0.44">
            <text:p>0.44</text:p>
          </table:table-cell>
          <table:table-cell office:value-type="float" office:value="0.44">
            <text:p>0.44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3_35">
            <text:p>N43_35</text:p>
          </table:table-cell>
          <table:table-cell office:value-type="float" office:value="53.684">
            <text:p>53.684</text:p>
          </table:table-cell>
          <table:table-cell office:value-type="float" office:value="7.157">
            <text:p>7.157</text:p>
          </table:table-cell>
          <table:table-cell office:value-type="float" office:value="4434.0">
            <text:p>4434.0</text:p>
          </table:table-cell>
          <table:table-cell office:value-type="float" office:value="116.0">
            <text:p>116.0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64">
            <text:p>-4.64</text:p>
          </table:table-cell>
          <table:table-cell office:value-type="float" office:value="0.32">
            <text:p>0.32</text:p>
          </table:table-cell>
          <table:table-cell office:value-type="float" office:value="0.32">
            <text:p>0.32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3_36">
            <text:p>N43_36</text:p>
          </table:table-cell>
          <table:table-cell office:value-type="float" office:value="53.684">
            <text:p>53.684</text:p>
          </table:table-cell>
          <table:table-cell office:value-type="float" office:value="7.157">
            <text:p>7.157</text:p>
          </table:table-cell>
          <table:table-cell office:value-type="float" office:value="4493.5">
            <text:p>4493.5</text:p>
          </table:table-cell>
          <table:table-cell office:value-type="float" office:value="115.75">
            <text:p>115.75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8">
            <text:p>-4.8</text:p>
          </table:table-cell>
          <table:table-cell office:value-type="float" office:value="0.36">
            <text:p>0.36</text:p>
          </table:table-cell>
          <table:table-cell office:value-type="float" office:value="0.36">
            <text:p>0.36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11">
            <text:p>Vink-11</text:p>
          </table:table-cell>
          <table:table-cell office:value-type="float" office:value="53.27">
            <text:p>53.27</text:p>
          </table:table-cell>
          <table:table-cell office:value-type="float" office:value="7.39">
            <text:p>7.39</text:p>
          </table:table-cell>
          <table:table-cell office:value-type="float" office:value="1975.0">
            <text:p>1975.0</text:p>
          </table:table-cell>
          <table:table-cell office:value-type="float" office:value="25.0">
            <text:p>25.0</text:p>
          </table:table-cell>
          <table:table-cell office:value-type="string" office:value="Base of settlement layer on bank">
            <text:p>Base of settlement layer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3">
            <text:p>-2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9-1">
            <text:p>N49-1</text:p>
          </table:table-cell>
          <table:table-cell office:value-type="float" office:value="53.671">
            <text:p>53.671</text:p>
          </table:table-cell>
          <table:table-cell office:value-type="float" office:value="7.158">
            <text:p>7.158</text:p>
          </table:table-cell>
          <table:table-cell office:value-type="float" office:value="4205.0">
            <text:p>4205.0</text:p>
          </table:table-cell>
          <table:table-cell office:value-type="float" office:value="35.0">
            <text:p>35.0</text:p>
          </table:table-cell>
          <table:table-cell office:value-type="string" office:value="stem, rhizome">
            <text:p>stem, rhizom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97">
            <text:p>-4.97</text:p>
          </table:table-cell>
          <table:table-cell office:value-type="float" office:value="0.26">
            <text:p>0.26</text:p>
          </table:table-cell>
          <table:table-cell office:value-type="float" office:value="0.25">
            <text:p>0.25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3_40">
            <text:p>N43_40</text:p>
          </table:table-cell>
          <table:table-cell office:value-type="float" office:value="53.684">
            <text:p>53.684</text:p>
          </table:table-cell>
          <table:table-cell office:value-type="float" office:value="7.157">
            <text:p>7.157</text:p>
          </table:table-cell>
          <table:table-cell office:value-type="float" office:value="4750.5">
            <text:p>4750.5</text:p>
          </table:table-cell>
          <table:table-cell office:value-type="float" office:value="109.75">
            <text:p>109.75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41">
            <text:p>-5.41</text:p>
          </table:table-cell>
          <table:table-cell office:value-type="float" office:value="0.41">
            <text:p>0.41</text:p>
          </table:table-cell>
          <table:table-cell office:value-type="float" office:value="0.4">
            <text:p>0.4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9-2">
            <text:p>N49-2</text:p>
          </table:table-cell>
          <table:table-cell office:value-type="float" office:value="53.671">
            <text:p>53.671</text:p>
          </table:table-cell>
          <table:table-cell office:value-type="float" office:value="7.158">
            <text:p>7.158</text:p>
          </table:table-cell>
          <table:table-cell office:value-type="float" office:value="3940.0">
            <text:p>3940.0</text:p>
          </table:table-cell>
          <table:table-cell office:value-type="float" office:value="35.0">
            <text:p>35.0</text:p>
          </table:table-cell>
          <table:table-cell office:value-type="string" office:value="fine bulk">
            <text:p>fine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31">
            <text:p>-3.31</text:p>
          </table:table-cell>
          <table:table-cell office:value-type="float" office:value="0.26">
            <text:p>0.26</text:p>
          </table:table-cell>
          <table:table-cell office:value-type="float" office:value="0.25">
            <text:p>0.25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13131">
            <text:p>Hv-13131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1965.0">
            <text:p>1965.0</text:p>
          </table:table-cell>
          <table:table-cell office:value-type="float" office:value="130.0">
            <text:p>130.0</text:p>
          </table:table-cell>
          <table:table-cell office:value-type="string" office:value="polder surface">
            <text:p>polder surfac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2">
            <text:p>-1.1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6">
            <text:p>VinkEtal2007,Behre2003,Behre2007,Streif1986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GrN-4668">
            <text:p>GrN-4668</text:p>
          </table:table-cell>
          <table:table-cell office:value-type="float" office:value="53.31">
            <text:p>53.31</text:p>
          </table:table-cell>
          <table:table-cell office:value-type="float" office:value="7.35">
            <text:p>7.35</text:p>
          </table:table-cell>
          <table:table-cell office:value-type="float" office:value="2340.0">
            <text:p>2340.0</text:p>
          </table:table-cell>
          <table:table-cell office:value-type="float" office:value="30.0">
            <text:p>30.0</text:p>
          </table:table-cell>
          <table:table-cell office:value-type="string" office:value="House pillar of settlement 2">
            <text:p>House pillar of settlement 2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7">
            <text:p>-2.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69">
            <text:p>VinkEtal2007,Behre2003,Behre2007,Haarnagel196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